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yBean.setString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HttpMessageConverterTests.assertCannotWrite( MediaType media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HttpMessageConverterTests.writeMultipartChar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FormHttpMessageConverterTests.canWri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ormHttpMessageConverterTests.assertCanWrite( MediaType mediaTy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HttpMessageConverterTests.writeMulti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MockHttpOutputMessageRequestContext.getContentTyp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HttpOutputMessageRequestContext.getCharacterEncoding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HttpMessageConverterTests.write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MockHttpOutputMessageRequestContex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HttpMessageConverterTests.read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FormHttpMessageConverterTests.canRea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FormHttpMessageConverterTests.writeMultipar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FormHttpMessageConverterTests.getFil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HttpMessageConverterTests.setSupported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ormHttpMessageConverterTests.assertCanRead( Class &lt; ? &gt; clazz ,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yBean.get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HttpMessageConverterTests.assertCannotRead(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HttpMessageConverterTests.addSupportedMedia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OutputMessageRequestContext.MockHttpOutputMessageRequestContext( MockHttpOutputMessage output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ormHttpMessageConverterTests.writeMultipartWithSourceHttpMessage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4">
            <text:p text:style-name="Table_20_Contents">64</text:p>
          </table:table-cell>
        </table:table-row>
        <table:table-row>
          <table:table-cell office:value-type="string">
            <text:p text:style-name="Table_20_Contents">FormHttpMessageConverterTests.cannotReadMulti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ockHttpOutputMessageRequestContext.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HttpMessageConverterTests.assertCannotRead( Class &lt; ? &gt; clazz ,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HttpMessageConverterTests.assertCanRead( MediaType media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rmHttpMessageConverterTests.asssertCannotReadMultipa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